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24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4888" calcext:value-type="float">
            <text:p>10.91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2152" calcext:value-type="float">
            <text:p>11.1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7392" calcext:value-type="float">
            <text:p>11.13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02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6744" calcext:value-type="float">
            <text:p>11.28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9312" calcext:value-type="float">
            <text:p>11.25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9104" calcext:value-type="float">
            <text:p>11.1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4928" calcext:value-type="float">
            <text:p>11.2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188" calcext:value-type="float">
            <text:p>11.23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37976" calcext:value-type="float">
            <text:p>11.23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8352" calcext:value-type="float">
            <text:p>11.1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1776" calcext:value-type="float">
            <text:p>11.1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3968" calcext:value-type="float">
            <text:p>11.17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6912" calcext:value-type="float">
            <text:p>11.10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25784" calcext:value-type="float">
            <text:p>11.2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5512" calcext:value-type="float">
            <text:p>11.33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0168" calcext:value-type="float">
            <text:p>11.2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7872" calcext:value-type="float">
            <text:p>11.16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7936" calcext:value-type="float">
            <text:p>10.9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2216" calcext:value-type="float">
            <text:p>10.8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0128" calcext:value-type="float">
            <text:p>10.93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1464" calcext:value-type="float">
            <text:p>10.9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8896" calcext:value-type="float">
            <text:p>10.97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1184" calcext:value-type="float">
            <text:p>10.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0984" calcext:value-type="float">
            <text:p>10.9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4136" calcext:value-type="float">
            <text:p>10.99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2708" calcext:value-type="float">
            <text:p>10.92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804" calcext:value-type="float">
            <text:p>10.9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612" calcext:value-type="float">
            <text:p>10.86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5264" calcext:value-type="float">
            <text:p>10.8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2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328" calcext:value-type="float">
            <text:p>11.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1944" calcext:value-type="float">
            <text:p>10.98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7184" calcext:value-type="float">
            <text:p>10.9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6224" calcext:value-type="float">
            <text:p>10.93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5756" calcext:value-type="float">
            <text:p>10.9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8248" calcext:value-type="float">
            <text:p>11.1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6536" calcext:value-type="float">
            <text:p>11.14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9584" calcext:value-type="float">
            <text:p>11.14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1192" calcext:value-type="float">
            <text:p>11.0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8624" calcext:value-type="float">
            <text:p>11.0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0232" calcext:value-type="float">
            <text:p>11.00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9752" calcext:value-type="float">
            <text:p>10.9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8416" calcext:value-type="float">
            <text:p>10.9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7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5368" calcext:value-type="float">
            <text:p>10.94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948" calcext:value-type="float">
            <text:p>11.0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3656" calcext:value-type="float">
            <text:p>10.96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84992" calcext:value-type="float">
            <text:p>10.98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0336" calcext:value-type="float">
            <text:p>11.07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2904" calcext:value-type="float">
            <text:p>11.04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91088" calcext:value-type="float">
            <text:p>10.99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30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3008" calcext:value-type="float">
            <text:p>11.1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2408" calcext:value-type="float">
            <text:p>17.74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12568" calcext:value-type="float">
            <text:p>15.21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6328" calcext:value-type="float">
            <text:p>11.00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09376" calcext:value-type="float">
            <text:p>11.0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2424" calcext:value-type="float">
            <text:p>11.0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5472" calcext:value-type="float">
            <text:p>11.0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1852" calcext:value-type="float">
            <text:p>11.0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1568" calcext:value-type="float">
            <text:p>11.02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4616" calcext:value-type="float">
            <text:p>11.02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27664" calcext:value-type="float">
            <text:p>11.02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6808" calcext:value-type="float">
            <text:p>11.03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9856" calcext:value-type="float">
            <text:p>11.0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45952" calcext:value-type="float">
            <text:p>11.04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2048" calcext:value-type="float">
            <text:p>11.05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5096" calcext:value-type="float">
            <text:p>11.0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58144" calcext:value-type="float">
            <text:p>11.05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7288" calcext:value-type="float">
            <text:p>11.0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3384" calcext:value-type="float">
            <text:p>11.07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76432" calcext:value-type="float">
            <text:p>11.07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2528" calcext:value-type="float">
            <text:p>11.08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85576" calcext:value-type="float">
            <text:p>11.0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1672" calcext:value-type="float">
            <text:p>11.0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7768" calcext:value-type="float">
            <text:p>11.09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0816" calcext:value-type="float">
            <text:p>11.10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3864" calcext:value-type="float">
            <text:p>11.10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16056" calcext:value-type="float">
            <text:p>11.11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31296" calcext:value-type="float">
            <text:p>11.1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43488" calcext:value-type="float">
            <text:p>11.14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4448" calcext:value-type="float">
            <text:p>11.20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4712" calcext:value-type="float">
            <text:p>11.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56264" calcext:value-type="float">
            <text:p>11.25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236" calcext:value-type="float">
            <text:p>11.2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8456" calcext:value-type="float">
            <text:p>11.26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4552" calcext:value-type="float">
            <text:p>11.2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0648" calcext:value-type="float">
            <text:p>11.28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89792" calcext:value-type="float">
            <text:p>11.28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95888" calcext:value-type="float">
            <text:p>11.2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1984" calcext:value-type="float">
            <text:p>11.3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0808" calcext:value-type="float">
            <text:p>11.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1128" calcext:value-type="float">
            <text:p>11.31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332" calcext:value-type="float">
            <text:p>11.32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6368" calcext:value-type="float">
            <text:p>11.32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29416" calcext:value-type="float">
            <text:p>11.32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2464" calcext:value-type="float">
            <text:p>11.33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0752" calcext:value-type="float">
            <text:p>11.3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538" calcext:value-type="float">
            <text:p>11.3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4656" calcext:value-type="float">
            <text:p>11.3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1608" calcext:value-type="float">
            <text:p>11.34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47704" calcext:value-type="float">
            <text:p>11.3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6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5992" calcext:value-type="float">
            <text:p>11.36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2088" calcext:value-type="float">
            <text:p>11.3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7328" calcext:value-type="float">
            <text:p>11.38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3424" calcext:value-type="float">
            <text:p>11.39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5616" calcext:value-type="float">
            <text:p>11.4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02568" calcext:value-type="float">
            <text:p>11.40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11712" calcext:value-type="float">
            <text:p>11.4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2812" calcext:value-type="float">
            <text:p>11.6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7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5-08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21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4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2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4304" calcext:value-type="float">
            <text:p>10.81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9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6496" calcext:value-type="float">
            <text:p>10.82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516" calcext:value-type="float">
            <text:p>10.80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2968" calcext:value-type="float">
            <text:p>10.7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992" calcext:value-type="float">
            <text:p>10.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3824" calcext:value-type="float">
            <text:p>10.7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0776" calcext:value-type="float">
            <text:p>10.78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468" calcext:value-type="float">
            <text:p>10.77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5536" calcext:value-type="float">
            <text:p>10.7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2488" calcext:value-type="float">
            <text:p>10.7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0296" calcext:value-type="float">
            <text:p>10.75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6-2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5-04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2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1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3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9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1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20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8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2512" calcext:value-type="float">
            <text:p>10.19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5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1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4336" calcext:value-type="float">
            <text:p>10.0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46746666667" calcext:value-type="float">
            <text:p>10.05467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32652631579" calcext:value-type="float">
            <text:p>10.0832652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69608888889" calcext:value-type="float">
            <text:p>10.086960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38428571429" calcext:value-type="float">
            <text:p>10.0638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6377777778" calcext:value-type="float">
            <text:p>10.0276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014" calcext:value-type="float">
            <text:p>10.018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5813333333" calcext:value-type="float">
            <text:p>10.0275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44662857143" calcext:value-type="float">
            <text:p>10.04446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1655384615" calcext:value-type="float">
            <text:p>10.058165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54905714286" calcext:value-type="float">
            <text:p>10.07549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7659354839" calcext:value-type="float">
            <text:p>10.17176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4048" calcext:value-type="float">
            <text:p>10.19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6552" calcext:value-type="float">
            <text:p>10.22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9376" calcext:value-type="float">
            <text:p>10.244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59300645161" calcext:value-type="float">
            <text:p>10.2559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73065806452" calcext:value-type="float">
            <text:p>10.25730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60704" calcext:value-type="float">
            <text:p>10.26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87900645161" calcext:value-type="float">
            <text:p>10.27879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59473548387" calcext:value-type="float">
            <text:p>10.29594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86328571429" calcext:value-type="float">
            <text:p>10.28863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7073548387" calcext:value-type="float">
            <text:p>10.280707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02967741936" calcext:value-type="float">
            <text:p>10.24029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6524137931" calcext:value-type="float">
            <text:p>10.23865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34141935484" calcext:value-type="float">
            <text:p>10.233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06552" calcext:value-type="float">
            <text:p>10.22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20492903226" calcext:value-type="float">
            <text:p>10.202049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39984516129" calcext:value-type="float">
            <text:p>10.16399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16104" calcext:value-type="float">
            <text:p>10.141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05398709677" calcext:value-type="float">
            <text:p>10.12053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7692" calcext:value-type="float">
            <text:p>10.116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17197419355" calcext:value-type="float">
            <text:p>10.12171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0028" calcext:value-type="float">
            <text:p>10.1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76190967742" calcext:value-type="float">
            <text:p>10.1276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7742" calcext:value-type="float">
            <text:p>10.12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92736" calcext:value-type="float">
            <text:p>10.139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06265806452" calcext:value-type="float">
            <text:p>10.1506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7968" calcext:value-type="float">
            <text:p>10.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18353548387" calcext:value-type="float">
            <text:p>10.161835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48544516129" calcext:value-type="float">
            <text:p>10.1548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86208" calcext:value-type="float">
            <text:p>10.148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04299354839" calcext:value-type="float">
            <text:p>10.15042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49784" calcext:value-type="float">
            <text:p>10.16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28763870968" calcext:value-type="float">
            <text:p>10.182876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71384285714" calcext:value-type="float">
            <text:p>10.197138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4663483871" calcext:value-type="float">
            <text:p>10.22466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09790967742" calcext:value-type="float">
            <text:p>10.34097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1972" calcext:value-type="float">
            <text:p>10.36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8263225807" calcext:value-type="float">
            <text:p>10.396826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06548" calcext:value-type="float">
            <text:p>10.4206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20258064516" calcext:value-type="float">
            <text:p>10.4320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17308387097" calcext:value-type="float">
            <text:p>10.431730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0952" calcext:value-type="float">
            <text:p>10.4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724516129" calcext:value-type="float">
            <text:p>10.4057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16048" calcext:value-type="float">
            <text:p>10.401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0284" calcext:value-type="float">
            <text:p>10.400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30342068965" calcext:value-type="float">
            <text:p>10.403034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47904516129" calcext:value-type="float">
            <text:p>10.4047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5112" calcext:value-type="float">
            <text:p>10.33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55216" calcext:value-type="float">
            <text:p>10.34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76361290323" calcext:value-type="float">
            <text:p>10.3376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28648" calcext:value-type="float">
            <text:p>10.32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46276" calcext:value-type="float">
            <text:p>10.304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67455483871" calcext:value-type="float">
            <text:p>10.2667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31012" calcext:value-type="float">
            <text:p>10.233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25206451613" calcext:value-type="float">
            <text:p>10.2125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86156" calcext:value-type="float">
            <text:p>10.20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24425806452" calcext:value-type="float">
            <text:p>10.2024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9217142857" calcext:value-type="float">
            <text:p>10.204921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6080516129" calcext:value-type="float">
            <text:p>10.206080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8149677419" calcext:value-type="float">
            <text:p>10.25681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96848" calcext:value-type="float">
            <text:p>10.279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83562580645" calcext:value-type="float">
            <text:p>10.29835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8044137931" calcext:value-type="float">
            <text:p>10.311804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9143225807" calcext:value-type="float">
            <text:p>10.33891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57969032258" calcext:value-type="float">
            <text:p>10.345796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82952" calcext:value-type="float">
            <text:p>10.38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64416774194" calcext:value-type="float">
            <text:p>10.416441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52776" calcext:value-type="float">
            <text:p>10.425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24190967742" calcext:value-type="float">
            <text:p>10.432419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8732" calcext:value-type="float">
            <text:p>10.42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6481290323" calcext:value-type="float">
            <text:p>10.433648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28615483871" calcext:value-type="float">
            <text:p>10.43286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58948" calcext:value-type="float">
            <text:p>10.4358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4368" calcext:value-type="float">
            <text:p>10.45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9532" calcext:value-type="float">
            <text:p>10.445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31797419355" calcext:value-type="float">
            <text:p>10.373179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63344" calcext:value-type="float">
            <text:p>10.346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78327741936" calcext:value-type="float">
            <text:p>10.337832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39392" calcext:value-type="float">
            <text:p>10.333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4096516129" calcext:value-type="float">
            <text:p>10.33409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24874285714" calcext:value-type="float">
            <text:p>10.3224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71069677419" calcext:value-type="float">
            <text:p>10.307106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02303225806" calcext:value-type="float">
            <text:p>10.2002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86979310345" calcext:value-type="float">
            <text:p>10.208697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91776774194" calcext:value-type="float">
            <text:p>10.20917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09372" calcext:value-type="float">
            <text:p>10.19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44611612903" calcext:value-type="float">
            <text:p>10.1544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43252903226" calcext:value-type="float">
            <text:p>10.124325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626" calcext:value-type="float">
            <text:p>10.08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2467096774" calcext:value-type="float">
            <text:p>10.073246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69776" calcext:value-type="float">
            <text:p>10.05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42212903226" calcext:value-type="float">
            <text:p>10.0542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78219310345" calcext:value-type="float">
            <text:p>10.05782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71218064516" calcext:value-type="float">
            <text:p>10.05712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59804285714" calcext:value-type="float">
            <text:p>10.075980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93135384615" calcext:value-type="float">
            <text:p>10.099313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0028" calcext:value-type="float">
            <text:p>10.1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99057777778" calcext:value-type="float">
            <text:p>10.13990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37588571429" calcext:value-type="float">
            <text:p>10.1537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78014285714" calcext:value-type="float">
            <text:p>10.16780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6755555556" calcext:value-type="float">
            <text:p>10.17467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25268571429" calcext:value-type="float">
            <text:p>10.20252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33777777778" calcext:value-type="float">
            <text:p>10.23337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05723636364" calcext:value-type="float">
            <text:p>10.190572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7573333333" calcext:value-type="float">
            <text:p>10.16575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74506666667" calcext:value-type="float">
            <text:p>10.16745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7148" calcext:value-type="float">
            <text:p>9.9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7148" calcext:value-type="float">
            <text:p>9.9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5736" calcext:value-type="float">
            <text:p>9.8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8276" calcext:value-type="float">
            <text:p>9.82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72463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7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908" meta:object-count="0"/>
    <meta:user-defined meta:name="AppVersion">3.0</meta:user-defined>
  </office:meta>
</office:document-meta>
</file>